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25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6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56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43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959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43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42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51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067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51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67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175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098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175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713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7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00631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426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00631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006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00627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295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006272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43149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927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543149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5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00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4258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39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1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82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127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0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77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4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0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85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308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63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819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7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7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6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620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620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5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260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707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2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2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435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713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795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386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452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19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09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338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179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179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59656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30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30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63708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8010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42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42707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427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498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64985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9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3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99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5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8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0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90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25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720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573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77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390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6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15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5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99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75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98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9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95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380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295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0768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3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3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8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2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7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0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18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6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517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59656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630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6309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63708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498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64985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457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927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26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953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0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804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984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708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2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7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3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51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12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821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78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9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82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5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6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53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20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35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756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96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085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75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494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274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32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064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0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27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53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7067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70680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81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78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179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179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3059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3059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3718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37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3720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630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630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6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7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498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64985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00" meta:object-count="0"/>
    <meta:generator>LibreOffice/6.0.7.3$Linux_X86_64 LibreOffice_project/00m0$Build-3</meta:generator>
  </office:meta>
</office:document-meta>
</file>